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Verdana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style:font-name="Verdan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T1">Benutzerrechte Teil 2<text:line-break/><text:line-break/></text:span><text:span text:style-name="T3">Die Benutzer und einige Informationen sind in der Datei /etc/passwd zu finden.<text:line-break/>Die Passworte finden wir hier nicht (das war früher anders).<text:line-break/>In den 7 Spalten sehen wir den Benutzernamen:x weil die 2. Spalte nicht mehr benutzt wird:UID:GID:Kommentare:Home:shell<text:line-break/><text:line-break/>Die Gruppen und einige Informationen sind in der Datei /etc/group zu finden.<text:line-break/>Die Passworte finden wir hier nicht (das war früher anders).</text:span><text:span text:style-name="T1"><text:line-break/></text:span><text:span text:style-name="T3">In den 4 Spalten sehen wir den Gruppennamen:x weil die 2. Spalte nicht mehr benutzt wird:GID:Mitglieder der sekundären Gruppen <text:line-break/><text:line-break/>Die Passworte sind in /etc/shadow gespeichert. Selbstverständlich nicht im Klartext. In den 9 Spalten sehen wir den Benutzernamen: Passworthash:diverse weitere Daten (für uns unrelevant).<text:line-break/>Die Datei ist nur für root lesbar und nur root kann sie verändern.<text:line-break/><text:line-break/>Hashfunktion: </text:span><text:a xlink:type="simple" xlink:href="https://de.wikipedia.org/wiki/Hashfunktion" text:style-name="Internet_20_link" text:visited-style-name="Visited_20_Internet_20_Link"><text:span text:style-name="T3">https://de.wikipedia.org/wiki/Hashfunktion</text:span></text:a><text:span text:style-name="T3"><text:line-break/>Eine Art „Einwegverschlüßelung“.<text:line-break/>Ein * oder ! Am Anfang des Passworthashes schließt einlogen mit Passwort aus (für System-Benutzer).<text:line-break/><text:line-break/><text:line-break/>Befehle:<text:line-break/><text:line-break/>useradd<text:tab/>neuen Benutzer anlegen<text:line-break/><text:tab/><text:tab/></text:span><text:span text:style-name="T4">useradd sabine<text:line-break/><text:tab/><text:tab/><text:line-break/><text:tab/><text:tab/>-m <text:tab/><text:tab/><text:tab/><text:tab/></text:span><text:span text:style-name="T5">mit Homeverzeichnis</text:span><text:span text:style-name="T4"><text:line-break/><text:tab/><text:tab/>-g GID<text:tab/><text:tab/><text:tab/></text:span><text:span text:style-name="T5">legt primäre Gruppe fest</text:span><text:span text:style-name="T4"><text:line-break/><text:tab/><text:tab/>-G &lt;GID1&gt;&lt;GID2&gt;<text:tab/></text:span><text:span text:style-name="T5">legt sekundäre Gruppe(n) fest<text:line-break/><text:tab/><text:tab/>-c &lt;Kommentar&gt;<text:tab/><text:tab/>fügt kommentar ein<text:line-break/><text:tab/><text:tab/>-s &lt;Pfad für Shell&gt;<text:tab/>Standard-shell</text:span><text:span text:style-name="T3"><text:line-break/><text:line-break/>usermod<text:tab/>Benutzer modifizieren<text:line-break/><text:line-break/><text:tab/><text:tab/></text:span><text:span text:style-name="T4">-G &lt;GID1&gt;&lt;GID2&gt;<text:tab/></text:span><text:span text:style-name="T5">legt sekundäre Gruppe(n) fest<text:line-break/><text:tab/><text:tab/>-c &lt;Kommentar&gt;<text:tab/><text:tab/>fügt Kommentar ein<text:line-break/><text:tab/><text:tab/>-s &lt;Pfad für Shell&gt;<text:tab/>Standard-shell</text:span><text:span text:style-name="T3"><text:line-break/><text:line-break/>userdel<text:tab/>Benutzer löschen<text:line-break/><text:line-break/><text:tab/><text:tab/>-r<text:tab/><text:tab/><text:tab/><text:tab/>Home-Verzeichnis löschen<text:line-break/><text:line-break/><text:line-break/><text:line-break/><text:line-break/><text:line-break/><text:line-break/></text:span><text:soft-page-break/><text:span text:style-name="T3">passwd<text:tab/>Passwort (neu) setzen<text:line-break/><text:tab/><text:tab/>root kann für alle Benutzer die Passworte ändern<text:line-break/><text:line-break/><text:tab/><text:tab/>- S<text:tab/><text:tab/><text:tab/><text:tab/>zeigt diverse Status-Informationen <text:line-break/><text:tab/><text:tab/><text:tab/><text:tab/><text:tab/><text:tab/></text:span><text:span text:style-name="T4">man passwd </text:span><text:span text:style-name="T5">für mehr Informationen<text:line-break/><text:tab/><text:tab/>-d<text:tab/><text:tab/><text:tab/><text:tab/>löscht das Passwort</text:span><text:span text:style-name="T3"><text:line-break/><text:line-break/>groupadd<text:tab/>neue Gruppe anlegen<text:line-break/><text:tab/><text:tab/></text:span><text:span text:style-name="T4">groupadd buchhaltung</text:span><text:span text:style-name="T3"><text:line-break/><text:tab/><text:tab/>GID wird automatisch vergeben oder<text:line-break/><text:line-break/><text:tab/><text:tab/>-g &lt;GID&gt; um GID festzulegen <text:line-break/><text:line-break/>groupdel<text:tab/>Gruppe löschen<text:line-break/><text:tab/><text:tab/>Benutzer werden automatisch entfernt wenn es keine primäre <text:tab/><text:tab/><text:tab/>Gruppe ist. Primäre Gruppen können nicht gelöscht werden</text:span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ny </meta:initial-creator>
    <meta:creation-date>2019-07-22T12:56:59.70</meta:creation-date>
    <meta:print-date>2019-08-27T08:36:30.79</meta:print-date>
    <dc:date>2019-08-27T11:06:31.42</dc:date>
    <meta:editing-duration>PT8H32M57S</meta:editing-duration>
    <meta:editing-cycles>7</meta:editing-cycles>
    <meta:generator>OpenOffice/4.1.6$Win32 OpenOffice.org_project/416m1$Build-9790</meta:generator>
    <meta:document-statistic meta:table-count="0" meta:image-count="0" meta:object-count="0" meta:page-count="2" meta:paragraph-count="1" meta:word-count="257" meta:character-count="1929"/>
  </office:meta>
</office:document-meta>
</file>